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05pt solid #000000"/>
    </style:style>
    <style:style style:name="P1" style:family="paragraph" style:parent-style-name="Standard">
      <style:text-properties fo:language="en" fo:country="US" officeooo:rsid="0007292b" officeooo:paragraph-rsid="0007292b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07292b" officeooo:paragraph-rsid="000729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 ganache-cli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Table_20_Contents">PS D:\solidity\11.ALLBEBET&gt; npm run test</text:p>
            <text:p text:style-name="Table_20_Contents"/>
            <text:p text:style-name="Table_20_Contents">&gt; 11.allbebet-inout@1.0.0 test D:\solidity\11.ALLBEBET</text:p>
            <text:p text:style-name="Table_20_Contents">&gt; mocha</text:p>
            <text:p text:style-name="Table_20_Contents"/>
            <text:p text:style-name="Table_20_Contents">Thu Dec 06 2018 11:52:04 GMT+0300 (GMT+03:00)</text:p>
            <text:p text:style-name="Table_20_Contents"/>
            <text:p text:style-name="Table_20_Contents"/>
            <text:p text:style-name="Table_20_Contents"><text:s text:c="2"/>Серия тестов для проверки функций расчета курса токена и проверки варианта Refund ...</text:p>
            <text:p text:style-name="Table_20_Contents"><text:s text:c="4"/>√ Разворачиваем контракт для тестирования... (256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 (38ms)</text:p>
            <text:p text:style-name="Table_20_Contents"><text:s text:c="4"/>√ Проверка остатка токенов на адресе Crowdsale = 700 млн...</text:p>
            <text:p text:style-name="Table_20_Contents"><text:s text:c="4"/>√ Перевод эфиров на адрес Crowdsale... (90ms)</text:p>
            <text:p text:style-name="Table_20_Contents"><text:s text:c="4"/>√ Проверка токенов на адресе accounts[2] <text:s/>5*1000=5000</text:p>
            <text:p text:style-name="Table_20_Contents"><text:s text:c="4"/>√ Перевод времени до первой смены курса (45 дней)...</text:p>
            <text:p text:style-name="Table_20_Contents"><text:s text:c="4"/>√ Попытка первой смены курса... (44ms)</text:p>
            <text:p text:style-name="Table_20_Contents"><text:s text:c="4"/>√ Проверка первой смены курса...</text:p>
            <text:p text:style-name="Table_20_Contents"><text:s text:c="4"/>√ Перевод эфиров на адрес Crowdsale... (81ms)</text:p>
            <text:p text:style-name="Table_20_Contents"><text:s text:c="4"/>√ Проверка токенов на адресе accounts[3] <text:s/>5*769=3845</text:p>
            <text:p text:style-name="Table_20_Contents"><text:s text:c="4"/>√ Перевод времени до второй смены курса 365 дней...</text:p>
            <text:p text:style-name="Table_20_Contents"><text:s text:c="4"/>√ Проверка второй смены курса 625...</text:p>
            <text:p text:style-name="Table_20_Contents"><text:s text:c="4"/>√ Перевод эфиров на адрес Crowdsale... (78ms)</text:p>
            <text:p text:style-name="Table_20_Contents"><text:s text:c="4"/>√ Проверка токенов на адресе accounts[4] <text:s/>5*625=3125</text:p>
            <text:p text:style-name="Table_20_Contents"><text:s text:c="4"/>√ Перевод времени до окончания Crowdsale...</text:p>
            <text:p text:style-name="Table_20_Contents"><text:s text:c="4"/>√ finishCrowdsale - переход в стадию refund... (47ms)</text:p>
            <text:p text:style-name="Table_20_Contents">Balance of account[2]: <text:s/>94.99974542</text:p>
            <text:p text:style-name="Table_20_Contents"><text:s text:c="4"/>√ Проверка баланса на account[2] менее 95 эфиров- ...</text:p>
            <text:p text:style-name="Table_20_Contents"><text:s text:c="4"/>√ Проверка возврата средств инвесторам- выполнение функции refund... (47ms)</text:p>
            <text:p text:style-name="Table_20_Contents">Balance of account[2]: <text:s/>99.99970322</text:p>
            <text:p text:style-name="Table_20_Contents"><text:s text:c="4"/>√ Проверка баланса на account[2] более 99 эфиров- ...</text:p>
            <text:p text:style-name="Table_20_Contents"><text:s text:c="4"/>√ Перевод эфиров на адрес Crowdsale - должен отбить (refund)... (42ms)</text:p>
            <text:p text:style-name="Table_20_Contents"/>
            <text:p text:style-name="Table_20_Contents"><text:s text:c="2"/>Серия тестов для проверки варианта Work ...</text:p>
            <text:p text:style-name="Table_20_Contents"><text:s text:c="4"/>√ Разворачиваем контракт для тестирования... (109ms)</text:p>
            <text:p text:style-name="Table_20_Contents"><text:s text:c="4"/>√ Адрес контракта...</text:p>
            <text:p text:style-name="Table_20_Contents"><text:s text:c="4"/>√ Получаем развернутый контракт токена...</text:p>
            <text:p text:style-name="Table_20_Contents"><text:s text:c="4"/>√ Перевод эфиров на адрес Crowdsale 80 эфиров при софткапе 70... (71ms)</text:p>
            <text:p text:style-name="Table_20_Contents"><text:s text:c="4"/>√ finishCrowdsale - переход в стадию Work... (55ms)</text:p>
            <text:p text:style-name="Table_20_Contents"><text:s text:c="4"/>√ Проверка возврата средств инвесторам- выполнение функции refund - должен отбить... (38ms)</text:p>
            <text:p text:style-name="Table_20_Contents"><text:s text:c="4"/>√ Проверка перевода токенов между пользователями... (49ms)</text:p>
            <text:p text:style-name="Table_20_Contents"><text:s text:c="4"/>√ Проверка токенов у получателя...</text:p>
            <text:p text:style-name="Table_20_Contents"/>
            <text:p text:style-name="Table_20_Contents"/>
            <text:p text:style-name="Table_20_Contents"><text:s text:c="2"/>29 passing (1s)</text:p>
            <text:p text:style-name="Table_20_Contents"/>
            <text:p text:style-name="Table_20_Contents">PS D:\solidity\11.ALLBEBET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18:41.920000000</meta:creation-date>
    <dc:date>2018-12-06T12:20:28.636000000</dc:date>
    <meta:editing-duration>PT1M48S</meta:editing-duration>
    <meta:editing-cycles>1</meta:editing-cycles>
    <meta:document-statistic meta:table-count="1" meta:image-count="0" meta:object-count="0" meta:page-count="1" meta:paragraph-count="40" meta:word-count="265" meta:character-count="1969" meta:non-whitespace-character-count="1617"/>
    <meta:generator>LibreOffice/6.0.7.3$Windows_X86_64 LibreOffice_project/dc89aa7a9eabfd848af146d5086077aeed2ae4a5</meta:generator>
  </office:meta>
</office:document-meta>
</file>